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124" officeooo:paragraph-rsid="0006c124"/>
    </style:style>
    <style:style style:name="P2" style:family="paragraph" style:parent-style-name="Standard" style:list-style-name="L1">
      <style:text-properties officeooo:paragraph-rsid="0006c124"/>
    </style:style>
    <style:style style:name="P3" style:family="paragraph" style:parent-style-name="Standard" style:list-style-name="L2">
      <style:text-properties officeooo:rsid="0006c124" officeooo:paragraph-rsid="0006c124"/>
    </style:style>
    <style:style style:name="P4" style:family="paragraph" style:parent-style-name="Standard" style:list-style-name="L3">
      <style:text-properties officeooo:rsid="0006c124" officeooo:paragraph-rsid="0006c124"/>
    </style:style>
    <style:style style:name="P5" style:family="paragraph" style:parent-style-name="Standard" style:list-style-name="L4">
      <style:text-properties officeooo:rsid="0006c124" officeooo:paragraph-rsid="0006c124"/>
    </style:style>
    <style:style style:name="P6" style:family="paragraph" style:parent-style-name="Standard" style:list-style-name="L5">
      <style:text-properties officeooo:rsid="0006c124" officeooo:paragraph-rsid="0006c124"/>
    </style:style>
    <style:style style:name="P7" style:family="paragraph" style:parent-style-name="Standard">
      <style:text-properties officeooo:rsid="000784f3" officeooo:paragraph-rsid="000784f3"/>
    </style:style>
    <style:style style:name="P8" style:family="paragraph" style:parent-style-name="Standard" style:list-style-name="L6">
      <style:text-properties officeooo:rsid="000784f3" officeooo:paragraph-rsid="000784f3"/>
    </style:style>
    <style:style style:name="P9" style:family="paragraph" style:parent-style-name="Standard" style:list-style-name="L7">
      <style:text-properties officeooo:rsid="000784f3" officeooo:paragraph-rsid="000784f3"/>
    </style:style>
    <style:style style:name="P10" style:family="paragraph" style:parent-style-name="Standard" style:list-style-name="L8">
      <style:text-properties officeooo:rsid="000784f3" officeooo:paragraph-rsid="000784f3"/>
    </style:style>
    <style:style style:name="P11" style:family="paragraph" style:parent-style-name="Standard" style:list-style-name="L9">
      <style:text-properties officeooo:rsid="000784f3" officeooo:paragraph-rsid="000784f3"/>
    </style:style>
    <style:style style:name="T1" style:family="text">
      <style:text-properties officeooo:rsid="0006c12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osal document </text:p>
      <text:p text:style-name="P1"/>
      <text:list text:style-name="L1">
        <text:list-item>
          <text:p text:style-name="P2"><text:span text:style-name="T1">reaserch the problem before you solve it </text:span></text:p>
        </text:list-item>
      </text:list>
      <text:p text:style-name="P1"/>
      <text:list text:continue-numbering="true" text:style-name="L1">
        <text:list-item>
          <text:p text:style-name="P2"><text:span text:style-name="T1">don’t say what you will make </text:span></text:p>
        </text:list-item>
      </text:list>
      <text:p text:style-name="P1"><text:tab/>show your undrestanding of the project </text:p>
      <text:p text:style-name="P1">title page</text:p>
      <text:p text:style-name="P1"/>
      <text:list text:style-name="L2">
        <text:list-item>
          <text:p text:style-name="P3">have a title page saying compney name, ocspec, lermer number </text:p>
        </text:list-item>
      </text:list>
      <text:p text:style-name="P1"/>
      <text:p text:style-name="P1">content page </text:p>
      <text:list text:style-name="L3">
        <text:list-item>
          <text:p text:style-name="P4">can be autogenirated making the thing like for </text:p>
        </text:list-item>
      </text:list>
      <text:p text:style-name="P1"/>
      <text:p text:style-name="P1">orgnisation overveiw</text:p>
      <text:list text:style-name="L4">
        <text:list-item>
          <text:p text:style-name="P5">give a descrption of the bussniess/ copy and pastes </text:p>
        </text:list-item>
        <text:list-item>
          <text:p text:style-name="P5">who are buissness</text:p>
        </text:list-item>
        <text:list-item>
          <text:p text:style-name="P5">what they do</text:p>
        </text:list-item>
        <text:list-item>
          <text:p text:style-name="P5">what they looking for </text:p>
        </text:list-item>
      </text:list>
      <text:p text:style-name="P1"/>
      <text:p text:style-name="P1">problem overveiw</text:p>
      <text:list text:style-name="L5">
        <text:list-item>
          <text:p text:style-name="P6">wrire a detailed decription of your understanding of project</text:p>
        </text:list-item>
        <text:list-item>
          <text:p text:style-name="P6">talk about impact the problems cause for buissness </text:p>
        </text:list-item>
        <text:list-item>
          <text:p text:style-name="P6">what is the problem with current system </text:p>
        </text:list-item>
        <text:list-item>
          <text:p text:style-name="P6">don’t talk about how you solve it </text:p>
        </text:list-item>
      </text:list>
      <text:p text:style-name="P1"/>
      <text:p text:style-name="P7">user groups </text:p>
      <text:list text:style-name="L6">
        <text:list-item>
          <text:p text:style-name="P8">identify a min of 3 groups of people eg. customers, admins, technistions</text:p>
        </text:list-item>
        <text:list-item>
          <text:p text:style-name="P8">expialn how identifyed </text:p>
        </text:list-item>
        <text:list-item>
          <text:p text:style-name="P8">talk about how each user they will use the system </text:p>
          <text:p text:style-name="P8"/>
        </text:list-item>
      </text:list>
      <text:p text:style-name="P7">build an empthy maps</text:p>
      <text:list text:style-name="L7">
        <text:list-item>
          <text:p text:style-name="P9">table of problems and needs</text:p>
        </text:list-item>
        <text:list-item>
          <text:p text:style-name="P9">shows prossess of customers and users and what they feel about system </text:p>
        </text:list-item>
        <text:list-item>
          <text:p text:style-name="P9">one per user group</text:p>
        </text:list-item>
        <text:list-item>
          <text:p text:style-name="P9">says </text:p>
        </text:list-item>
        <text:list-item>
          <text:p text:style-name="P9">thinks</text:p>
        </text:list-item>
        <text:list-item>
          <text:p text:style-name="P9">dose</text:p>
        </text:list-item>
        <text:list-item>
          <text:p text:style-name="P9">feels</text:p>
        </text:list-item>
      </text:list>
      <text:p text:style-name="P7"/>
      <text:p text:style-name="P7">user stories </text:p>
      <text:list text:style-name="L8">
        <text:list-item>
          <text:p text:style-name="P10">as a user </text:p>
        </text:list-item>
        <text:list-item>
          <text:p text:style-name="P10">I want </text:p>
        </text:list-item>
        <text:list-item>
          <text:p text:style-name="P10">so that </text:p>
        </text:list-item>
        <text:list-item>
          <text:p text:style-name="P10">acceptace critrea</text:p>
        </text:list-item>
        <text:list-item>
          <text:p text:style-name="P10">one for each group of users </text:p>
        </text:list-item>
        <text:list-item>
          <text:p text:style-name="P10">use gerkin </text:p>
          <text:p text:style-name="P10"/>
        </text:list-item>
      </text:list>
      <text:p text:style-name="P7">laws/guidance / legistaion </text:p>
      <text:list text:style-name="L9">
        <text:list-item>
          <text:p text:style-name="P11">explore what laws the buissness has to oppertate under </text:p>
        </text:list-item>
        <text:list-item>
          <text:p text:style-name="P11">look at law and leglistion have to work under </text:p>
        </text:list-item>
        <text:list-item>
          <text:p text:style-name="P11">look at laws / leg for system </text:p>
        </text:list-item>
        <text:list-item>
          <text:p text:style-name="P11">what impace on project, what will do to ajust, migrate impa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03:57.153238900</meta:creation-date>
    <dc:date>2025-09-30T10:27:47.242886300</dc:date>
    <meta:editing-duration>PT37S</meta:editing-duration>
    <meta:editing-cycles>1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44" meta:word-count="245" meta:character-count="1242" meta:non-whitespace-character-count="1045"/>
  </office:meta>
</office:document-meta>
</file>